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Bookman Old Style" svg:font-family="'Bookman Old Style'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dd46" officeooo:paragraph-rsid="0008dd46"/>
    </style:style>
    <style:style style:name="P2" style:family="paragraph" style:parent-style-name="Standard">
      <style:text-properties officeooo:rsid="0008dd46" officeooo:paragraph-rsid="000b5147"/>
    </style:style>
    <style:style style:name="P3" style:family="paragraph" style:parent-style-name="Standard">
      <style:text-properties officeooo:rsid="000ab0c2" officeooo:paragraph-rsid="000ab0c2"/>
    </style:style>
    <style:style style:name="P4" style:family="paragraph" style:parent-style-name="Standard">
      <style:text-properties officeooo:rsid="000ab0c2" officeooo:paragraph-rsid="0008dd46"/>
    </style:style>
    <style:style style:name="P5" style:family="paragraph" style:parent-style-name="Standard">
      <style:text-properties officeooo:rsid="000b5147" officeooo:paragraph-rsid="000b5147"/>
    </style:style>
    <style:style style:name="P6" style:family="paragraph" style:parent-style-name="Standard">
      <style:text-properties officeooo:rsid="000f6553" officeooo:paragraph-rsid="000f6553"/>
    </style:style>
    <style:style style:name="P7" style:family="paragraph" style:parent-style-name="Standard">
      <style:text-properties officeooo:rsid="00149958" officeooo:paragraph-rsid="000f6553"/>
    </style:style>
    <style:style style:name="T1" style:family="text">
      <style:text-properties officeooo:rsid="000b5147"/>
    </style:style>
    <style:style style:name="T2" style:family="text">
      <style:text-properties officeooo:rsid="000f65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enerar: </text:span>Estado <text:span text:style-name="T1">y </text:span>cat_ocup</text:p>
      <text:p text:style-name="P1">Indice de posicionamie<text:span text:style-name="T1">n</text:span>to estado-indiv<text:span text:style-name="T1">i</text:span>duo</text:p>
      <text:p text:style-name="P1">segun<text:span text:style-name="T1">da parte</text:span> subjetivo: meritocracia compara con <text:span text:style-name="T1">G</text:span>rimson</text:p>
      <text:p text:style-name="P1"/>
      <text:p text:style-name="P1">Salud</text:p>
      <text:p text:style-name="P1">combinar <text:span text:style-name="T1">para que quede:</text:span> atenció<text:span text:style-name="T1">n</text:span> privada, OS, dispensario</text:p>
      <text:p text:style-name="P1">describir valoraciones</text:p>
      <text:p text:style-name="P1"/>
      <text:p text:style-name="P1">otro eje estado individuo en salud </text:p>
      <text:p text:style-name="P3">mejor o peor comparativo salud, educación</text:p>
      <text:p text:style-name="P1"/>
      <text:p text:style-name="P4">Educación</text:p>
      <text:p text:style-name="P1"/>
      <text:p text:style-name="P1"/>
      <text:p text:style-name="P2"><text:span text:style-name="T1">Tendremos un índice de individualismo vs derechos y estado como garante para trabajo, educación y salud. S</text:span>e puede <text:span text:style-name="T1">combinar </text:span>y ver las correlaciones de cada uno con el total</text:p>
      <text:p text:style-name="P2">puede ser individualista en salud, pero estat<text:span text:style-name="T1">a</text:span>l en trabajos. <text:span text:style-name="T1">Ver cuáles son más considerados derechos y cuáles más dependientes de cada uno</text:span></text:p>
      <text:p text:style-name="P1"/>
      <text:p text:style-name="P5">Evaluación de lo propio en relación a la “mayoría” ¿percepción de desigualdad? Descriptivo</text:p>
      <text:p text:style-name="P5"/>
      <text:p text:style-name="P6">XXXXXXXXXXXXXXXXXXXXXXXXXXXXXXXXXXXXX</text:p>
      <text:p text:style-name="P7">Reducir estratificación a tres grupos, <text:span text:style-name="T2">tiene 6</text:span></text:p>
      <text:p text:style-name="P7">Comparar por nivel</text:p>
      <text:p text:style-name="P7"><text:span text:style-name="T2">índice</text:span> aditivo laboral </text:p>
      <text:p text:style-name="P7">% <text:span text:style-name="T2">de</text:span> “muy de acuerdo” en las desigualdades de <text:span text:style-name="T2">diferente </text:span>paga por igual trabajo</text:p>
      <text:p text:style-name="P7">percepción “como los demás”, <text:span text:style-name="T2">es mayoritaria, pero puede haber matices</text:span></text:p>
      <text:p text:style-name="P7"/>
      <text:p text:style-name="P7"/>
      <text:p text:style-name="P7">Ver lo que sigue de los actor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Bookman Old Style" svg:font-family="'Bookman Old Style'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Bookman Old Style" fo:font-size="11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Bookman Old Style" fo:font-size="11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ookman Old Style" fo:font-family="'Bookman Old Style'" style:font-family-generic="roman" fo:font-size="13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Bookman Old Style" fo:font-family="'Bookman Old Style'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ookman Old Style" fo:font-family="'Bookman Old Style'" style:font-family-generic="roman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b</meta:initial-creator>
    <meta:creation-date>2023-03-03T14:47:30.203000000</meta:creation-date>
    <dc:date>2023-04-18T12:45:52.114000000</dc:date>
    <meta:editing-duration>PT23M39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19" meta:word-count="148" meta:character-count="997" meta:non-whitespace-character-count="866"/>
  </office:meta>
</office:document-meta>
</file>